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9638*"/>
    </style:style>
    <style:style style:name="Tabla1.1" style:family="table-row">
      <style:table-row-properties fo:background-color="transparent">
        <style:background-image/>
      </style:table-row-properties>
    </style:style>
    <style:style style:name="Tabla1.A1" style:family="table-cell">
      <style:table-cell-properties fo:background-color="#ffff00" fo:padding="0.097cm" fo:border="0.05pt solid #000000">
        <style:background-image/>
      </style:table-cell-properties>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c6f31"/>
    </style:style>
    <style:style style:name="P2" style:family="paragraph" style:parent-style-name="Standard">
      <style:text-properties officeooo:paragraph-rsid="001d1fe8"/>
    </style:style>
    <style:style style:name="P3" style:family="paragraph" style:parent-style-name="Standard">
      <style:text-properties officeooo:paragraph-rsid="001e7101"/>
    </style:style>
    <style:style style:name="P4" style:family="paragraph" style:parent-style-name="Standard">
      <style:text-properties officeooo:paragraph-rsid="001c6f31" fo:background-color="#ffff00"/>
    </style:style>
    <style:style style:name="P5" style:family="paragraph" style:parent-style-name="Standard">
      <style:text-properties officeooo:paragraph-rsid="001e7101" fo:background-color="#ffff00"/>
    </style:style>
    <style:style style:name="P6" style:family="paragraph" style:parent-style-name="Standard">
      <style:text-properties officeooo:paragraph-rsid="0028bd7f"/>
    </style:style>
    <style:style style:name="P7" style:family="paragraph" style:parent-style-name="Standard">
      <style:text-properties fo:font-size="11pt" officeooo:paragraph-rsid="001c6f31" style:font-size-asian="11pt"/>
    </style:style>
    <style:style style:name="P8" style:family="paragraph" style:parent-style-name="Standard">
      <style:text-properties fo:font-size="11pt" officeooo:paragraph-rsid="001f82c5" style:font-size-asian="11pt"/>
    </style:style>
    <style:style style:name="P9" style:family="paragraph" style:parent-style-name="Standard">
      <style:text-properties fo:font-size="11pt" officeooo:paragraph-rsid="001e7101" style:font-size-asian="11pt"/>
    </style:style>
    <style:style style:name="P10" style:family="paragraph" style:parent-style-name="Standard">
      <style:text-properties fo:font-size="11pt" officeooo:paragraph-rsid="001c6f31" fo:background-color="#ffff00" style:font-size-asian="11pt"/>
    </style:style>
    <style:style style:name="P11" style:family="paragraph" style:parent-style-name="Standard">
      <style:text-properties fo:font-size="11pt" officeooo:paragraph-rsid="001e7101" fo:background-color="#ffff00" style:font-size-asian="11pt"/>
    </style:style>
    <style:style style:name="P12" style:family="paragraph" style:parent-style-name="Standard">
      <style:text-properties fo:font-size="11pt" officeooo:paragraph-rsid="001e7101" fo:background-color="#ffff00" style:font-size-asian="11pt"/>
    </style:style>
    <style:style style:name="P13" style:family="paragraph" style:parent-style-name="Standard">
      <style:text-properties fo:font-size="11pt" officeooo:paragraph-rsid="001f82c5" fo:background-color="#ffff00" style:font-size-asian="11pt"/>
    </style:style>
    <style:style style:name="P14" style:family="paragraph" style:parent-style-name="Standard">
      <style:text-properties fo:font-size="11pt" fo:font-style="normal" officeooo:paragraph-rsid="002559a3" fo:background-color="#ffff00" style:font-size-asian="11pt" style:font-style-asian="normal"/>
    </style:style>
    <style:style style:name="P15" style:family="paragraph" style:parent-style-name="Standard">
      <style:text-properties fo:font-size="11pt" fo:font-style="normal" officeooo:paragraph-rsid="001c6f31" fo:background-color="#ffff00" style:font-size-asian="11pt" style:font-style-asian="normal"/>
    </style:style>
    <style:style style:name="P16" style:family="paragraph" style:parent-style-name="Standard">
      <style:text-properties fo:font-size="11pt" fo:font-style="normal" officeooo:paragraph-rsid="0028bd7f" fo:background-color="#ffff00" style:font-size-asian="11pt" style:font-style-asian="normal"/>
    </style:style>
    <style:style style:name="P17" style:family="paragraph" style:parent-style-name="Standard">
      <style:text-properties fo:font-size="11pt" fo:font-style="normal" officeooo:paragraph-rsid="001d1fe8" fo:background-color="#ffff00" style:font-size-asian="11pt" style:font-style-asian="normal"/>
    </style:style>
    <style:style style:name="P18" style:family="paragraph" style:parent-style-name="Standard">
      <style:text-properties fo:font-size="11pt" fo:font-style="normal" officeooo:paragraph-rsid="001c6f31" style:font-size-asian="11pt" style:font-style-asian="normal"/>
    </style:style>
    <style:style style:name="P19" style:family="paragraph" style:parent-style-name="Standard">
      <style:text-properties fo:font-size="11pt" fo:font-style="normal" officeooo:paragraph-rsid="0028bd7f" style:font-size-asian="11pt" style:font-style-asian="normal"/>
    </style:style>
    <style:style style:name="P20" style:family="paragraph" style:parent-style-name="Standard">
      <style:text-properties fo:font-size="11pt" fo:font-style="normal" officeooo:paragraph-rsid="001d1fe8" style:font-size-asian="11pt" style:font-style-asian="normal"/>
    </style:style>
    <style:style style:name="P21" style:family="paragraph" style:parent-style-name="Standard">
      <style:text-properties fo:background-color="#ffff00"/>
    </style:style>
    <style:style style:name="T1" style:family="text">
      <style:text-properties fo:font-size="11pt" fo:font-weight="bold" style:font-size-asian="11pt" style:font-weight-asian="bold"/>
    </style:style>
    <style:style style:name="T2" style:family="text">
      <style:text-properties fo:font-size="11pt" style:font-size-asian="11pt"/>
    </style:style>
    <style:style style:name="T3" style:family="text">
      <style:text-properties fo:font-size="11pt" officeooo:rsid="002f9552" style:font-size-asian="11pt"/>
    </style:style>
    <style:style style:name="T4" style:family="text">
      <style:text-properties fo:font-size="11pt" officeooo:rsid="0030d306" style:font-size-asian="11pt"/>
    </style:style>
    <style:style style:name="T5" style:family="text">
      <style:text-properties fo:font-size="11pt" fo:font-style="italic" style:font-size-asian="11pt" style:font-style-asian="italic"/>
    </style:style>
    <style:style style:name="T6" style:family="text">
      <style:text-properties fo:font-size="11pt" fo:font-style="italic" fo:background-color="#ffff00" loext:char-shading-value="0" style:font-size-asian="11pt" style:font-style-asian="italic"/>
    </style:style>
    <style:style style:name="T7" style:family="text">
      <style:text-properties fo:font-size="11pt" fo:font-style="normal" style:font-size-asian="11pt" style:font-style-asian="normal"/>
    </style:style>
    <style:style style:name="T8" style:family="text">
      <style:text-properties fo:font-size="11pt" fo:font-style="normal" officeooo:rsid="0027561d" style:font-size-asian="11pt" style:font-style-asian="normal"/>
    </style:style>
    <style:style style:name="T9" style:family="text">
      <style:text-properties fo:font-size="11pt" fo:font-style="normal" fo:background-color="#ffff00" loext:char-shading-value="0" style:font-size-asian="11pt" style:font-style-asian="normal"/>
    </style:style>
    <style:style style:name="T10" style:family="text">
      <style:text-properties fo:font-size="11pt" fo:background-color="#ffff00" loext:char-shading-value="0"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Standard"><text:s/><text:span text:style-name="T1">Base de datos: comercio. </text:span></text:p>
          </table:table-cell>
        </table:table-row>
        <table:table-row table:style-name="TableLine2784691822912">
          <table:table-cell table:style-name="Tabla1.A6" office:value-type="string">
            <text:p text:style-name="P7">1. Mostrar el precio más alto y bajo de todos los artículos.</text:p>
            <text:p text:style-name="P10">select max(precio), min(precio) from articulo;</text:p>
            <text:p text:style-name="P8"/>
            <text:p text:style-name="P7"/>
            <text:p text:style-name="P7">2. Mostrar el precio medio de aquellos artículos cuyo stock es inferior a las 25 unidades.</text:p>
            <text:p text:style-name="P10">select avg(precio) from articulo where stock &lt; 25;</text:p>
            <text:p text:style-name="P7"/>
            <text:p text:style-name="P7"/>
            <text:p text:style-name="P7">3. Escribir una sentencia que obtenga el stock más alto de aquellos artículos cuyo precio es inferior a 1.5 euros.</text:p>
            <text:p text:style-name="P10">select <text:s/>max(stock) from articulo where precio &lt; 1.5;</text:p>
            <text:p text:style-name="P7"/>
            <text:p text:style-name="P7"/>
            <text:p text:style-name="P7">4. Obtener el número de artículos almacenados en la base de datos.</text:p>
            <text:p text:style-name="P10">select count(*) as cantidad_total from articulo;</text:p>
            <text:p text:style-name="P7"/>
            <text:p text:style-name="P7"/>
            <text:p text:style-name="P7">5. Mostrar el precio medio de los artículos.</text:p>
            <text:p text:style-name="P10">select avg(precio) from articulo;</text:p>
            <text:p text:style-name="P7"/>
            <text:p text:style-name="P7"/>
            <text:p text:style-name="P7">6. Mostrar la cantidad de municipios de cada provincia.</text:p>
            <text:p text:style-name="P10">select provincia ,count(nombre) from municipio group by provincia;</text:p>
            <text:p text:style-name="P7"/>
            <text:p text:style-name="P7"/>
            <text:p text:style-name="P7">7. Mostrar el último código de municipio de cada provincia.</text:p>
            <text:p text:style-name="P10">select max(codigo) , provincia from municipio group by provincia;</text:p>
            <text:p text:style-name="P7"/>
            <text:p text:style-name="P7"/>
            <text:p text:style-name="P7"/>
            <text:p text:style-name="P1"><text:span text:style-name="T2">8. Obtener la cantidad de </text:span><text:span text:style-name="T5">tickets </text:span><text:span text:style-name="T7">que hay por cada tipo de IVA.</text:span></text:p>
            <text:p text:style-name="P14">select max(codigo) , provincia from municipio group by provincia;</text:p>
            <text:p text:style-name="P18"/>
            <text:p text:style-name="P18"/>
            <text:p text:style-name="P18">9. Obtener la media de descuentos aplicados a cada cliente.</text:p>
            <text:p text:style-name="P4"><text:span text:style-name="T8">s</text:span><text:span text:style-name="T7">elect cliente,avg(dto) from ticket <text:s/>group by cliente;</text:span></text:p>
            <text:p text:style-name="P18"/>
            <text:p text:style-name="P18"/>
            <text:p text:style-name="P1"><text:span text:style-name="T7">10. Obtén el código de aquellos clientes cuyo descuento medio aplicado en sus </text:span><text:span text:style-name="T5">tickets </text:span><text:span text:style-name="T7">es superior al 4%. Considera solo los </text:span><text:span text:style-name="T5">tickets </text:span><text:span text:style-name="T7">cuyo código es superior a 25.</text:span></text:p>
            <text:p text:style-name="P15">select cliente from ticket where codigo&gt;25 group by cliente having avg(dto)&gt;4;</text:p>
            <text:p text:style-name="P18"/>
            <text:p text:style-name="P18"/>
            <text:p text:style-name="P6"><text:span text:style-name="T7">11. Obtén los </text:span><text:span text:style-name="T5">tickets </text:span><text:span text:style-name="T7">del año 2019.</text:span></text:p>
            <text:p text:style-name="P19"/>
            <text:p text:style-name="P16">select * from ticket where fecha between '2019-01-01' and '2019-12-31';</text:p>
            <text:p text:style-name="P19"/>
            <text:p text:style-name="P19"/>
            <text:p text:style-name="P6"><text:span text:style-name="T7">12. Obtén el código de los clientes con más de 2 </text:span><text:span text:style-name="T5">tickets</text:span><text:span text:style-name="T7">.</text:span></text:p>
            <text:p text:style-name="P16">select cliente from ticket group by cliente having count(*)&gt;2;</text:p>
            <text:p text:style-name="P19"/>
            <text:p text:style-name="P18"/>
            <text:p text:style-name="P18"/>
            <text:p text:style-name="P1"><text:span text:style-name="T7">13.</text:span><text:span text:style-name="T9"> Obtener </text:span><text:span text:style-name="T6">tickets </text:span><text:span text:style-name="T9">con código menor que 20.</text:span></text:p>
            <text:p text:style-name="P18"/>
            <text:p text:style-name="P18"><text:soft-page-break/></text:p>
            <text:p text:style-name="P2"><text:span text:style-name="T7">14. Obtén el id de aquellos clientes que tienen algún </text:span><text:span text:style-name="T5">ticket </text:span><text:span text:style-name="T7">con IVA del 21%.</text:span></text:p>
            <text:p text:style-name="P2"><text:span text:style-name="T7">s</text:span><text:span text:style-name="T9">elect cliente from ticket where iva=21 group by cliente;</text:span></text:p>
            <text:p text:style-name="P20"/>
            <text:p text:style-name="P20"/>
            <text:p text:style-name="P2"><text:span text:style-name="T7">15. Por cada artículo, obtén el descuento máximo aplicado en los </text:span><text:span text:style-name="T5">tickets </text:span><text:span text:style-name="T7">donde aparece. Considérense sólo los artículos cuyo código comienza por 'SEG'.</text:span></text:p>
            <text:p text:style-name="P17">select articulo, max(dto) from linea_ticket where articulo like 'SEG%' group by articulo;</text:p>
            <text:p text:style-name="P20"/>
            <text:p text:style-name="P20"/>
            <text:p text:style-name="P2"><text:span text:style-name="T7">16. Obtén la cantidad media de artículos vendidos en los </text:span><text:span text:style-name="T5">tickets </text:span><text:span text:style-name="T7">con más de 2 líneas.</text:span></text:p>
            <text:p text:style-name="P2"><text:span text:style-name="T7">s</text:span><text:span text:style-name="T9">elect ticket,avg(cant) from linea_ticket group by ticket having count(*)&gt;2;</text:span></text:p>
            <text:p text:style-name="P20"/>
            <text:p text:style-name="P20"/>
            <text:p text:style-name="Standard"/>
          </table:table-cell>
        </table:table-row>
        <table:table-row table:style-name="Tabla1.1">
          <table:table-cell table:style-name="Tabla1.A3" office:value-type="string">
            <text:p text:style-name="Standard"><text:s/><text:span text:style-name="T1">Base de datos: instituto. </text:span></text:p>
          </table:table-cell>
        </table:table-row>
        <table:table-row table:style-name="TableLine2784691829984">
          <table:table-cell table:style-name="Tabla1.A6" office:value-type="string">
            <text:p text:style-name="P9">17. Obtener la nota más baja y más alta en la asignatura con código 13.</text:p>
            <text:p text:style-name="P5"><text:span text:style-name="T3">S</text:span><text:span text:style-name="T2">elect max(nota), min(nota) from matricula where asignatura=13;</text:span></text:p>
            <text:p text:style-name="P9"/>
            <text:p text:style-name="P9"/>
            <text:p text:style-name="P9"/>
            <text:p text:style-name="P9">18. Calcular la nota media de cada asignatura.</text:p>
            <text:p text:style-name="P5"><text:span text:style-name="T4">S</text:span><text:span text:style-name="T2">elect asignatura,avg(nota) from matricula group by asignatura;</text:span></text:p>
            <text:p text:style-name="P9"/>
            <text:p text:style-name="P9"/>
            <text:p text:style-name="P9"/>
            <text:p text:style-name="P9"/>
            <text:p text:style-name="P9">19. Obtén el mayor código de asignatura correspondiente al 1º curso.</text:p>
            <text:p text:style-name="P11">select max(nota), min(nota) from matricula where asignatura=13;</text:p>
            <text:p text:style-name="P9"/>
            <text:p text:style-name="P9"/>
            <text:p text:style-name="P9">20. Obtén el año medio de incorporación de todos los profesores excepto los que comenzaron en 2013.</text:p>
            <text:p text:style-name="P3"><text:span text:style-name="T10">select avg(anyoi) from profesor where anyoi not between 2013 and 2013;</text:span><text:span text:style-name="T2"><text:line-break/></text:span></text:p>
            <text:p text:style-name="P9"/>
            <text:p text:style-name="P9"/>
            <text:p text:style-name="P9"/>
            <text:p text:style-name="P9">21. Obtén la cantidad de alumnos matriculados en la asignatura con código 3.</text:p>
            <text:p text:style-name="P12">select count(*) from matricula where asignatura=3;</text:p>
            <text:p text:style-name="P9"/>
            <text:p text:style-name="P9"/>
            <text:p text:style-name="P9"/>
            <text:p text:style-name="P9">22. Obtén la cantidad de profesores que se incorporaron en el año 2014.</text:p>
            <text:p text:style-name="P12">select count(*) from profesor where anyoi=2014;</text:p>
            <text:p text:style-name="P9"/>
            <text:p text:style-name="P9"/>
            <text:p text:style-name="P9">23. Obtén la cantidad de notas diferentes obtenidas por los alumnos de la asignatura con código 1.</text:p>
            <text:p text:style-name="P12">select count(distinct nota) <text:s/>from matricula where asignatura=1;</text:p>
            <text:p text:style-name="P9"/>
            <text:p text:style-name="P9"/>
            <text:p text:style-name="P9">24. Obtén el DNI de cada alumno y la nota que ha obtenido en la asignatura con código 1</text:p>
            <text:p text:style-name="P12">select <text:s/>alumno,nota from matricula where asignatura=1;</text:p>
            <text:p text:style-name="P9"/>
            <text:p text:style-name="P9"/>
            <text:p text:style-name="P9"/>
            <text:p text:style-name="P9"><text:soft-page-break/>25. Obtén la cantidad de alumnos matriculados por asignatura.</text:p>
            <text:p text:style-name="P12">select asignatura, count(*) from matricula <text:s/>group by asignatura;</text:p>
            <text:p text:style-name="P12"/>
            <text:p text:style-name="P9"/>
            <text:p text:style-name="P9"/>
            <text:p text:style-name="P9">26. Muestra la nota más alta de cada asignatura.</text:p>
            <text:p text:style-name="P12">select asignatura, max(nota) from matricula <text:s/>group by asignatura;</text:p>
            <text:p text:style-name="P9"/>
            <text:p text:style-name="P9"/>
            <text:p text:style-name="P9"/>
            <text:p text:style-name="P9">27. Obtener la nota media de aquellas asignaturas que tengan matriculados más de 10 alumnos. </text:p>
            <text:p text:style-name="P21">select asignatura, avg(nota) from matricula <text:s/>group by asignatura having count(*)&gt;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a1.1">
          <table:table-cell table:style-name="Tabla1.A3" office:value-type="string">
            <text:p text:style-name="Standard"><text:s/><text:span text:style-name="T1">Base de datos: citas. </text:span></text:p>
          </table:table-cell>
        </table:table-row>
        <table:table-row table:style-name="TableLine2784691825904">
          <table:table-cell table:style-name="Tabla1.A6" office:value-type="string">
            <text:p text:style-name="P8">28. Contabiliza cuántos usuarios han dado cada una de las diferentes valoraciones de una cita (mal, regular, bien, muy bien). Ordena los resultados de forma que la valoración menos repetida se muestre primero.</text:p>
            <text:p text:style-name="P13">select valoracion ,count(*) as cantidad from encuesta group by valoracion order by cantidad asc;</text:p>
            <text:p text:style-name="P8"/>
            <text:p text:style-name="P8"/>
            <text:p text:style-name="P8">29. Muestra aquellos nombres de usuario que han dado “Me gusta” a más de 2 personas.</text:p>
            <text:p text:style-name="P13">select nom_usuario_1 from gusta group by nom_usuario_1 having count(*)&gt;2;</text:p>
            <text:p text:style-name="P8"/>
            <text:p text:style-name="P8"/>
            <text:p text:style-name="P8">30. Muestra el número de usuarios que practica una afición todas las semanas.</text:p>
            <text:p text:style-name="P13">select distinct nom_usuario from practica where frecuencia='todas las semanas';</text:p>
            <text:p text:style-name="P8"/>
            <text:p text:style-name="P8">31. Muestra el número de mujeres que hay de cada religión.</text:p>
            <text:p text:style-name="P13">select religion,count(*) from perfil where sexo='F' group by religion;</text:p>
            <text:p text:style-name="P8"/>
            <text:p text:style-name="P8"/>
            <text:p text:style-name="P8">32. Obtén el número de personas que no tienen trabajo.</text:p>
            <text:p text:style-name="P13">select count(*)-count(trabajo) from perfil;</text:p>
            <text:p text:style-name="P8"/>
            <text:p text:style-name="P8"/>
            <text:p text:style-name="P8">33. Obtén el nombre de aquellos trabajos con más de un trabajador.</text:p>
            <text:p text:style-name="P13">select trabajo from perfil group by trabajo having count(*)&gt;1;</text:p>
            <text:p text:style-name="P8"/>
            <text:p text:style-name="Standard"/>
            <text:p text:style-name="Standard"/>
            <text:p text:style-name="Standard"/>
            <text:p text:style-name="Standard"/>
            <text:p text:style-name="Standard"/>
            <text:p text:style-name="Standard"/>
            <text:p text:style-name="Standard"><text:soft-page-break/></text:p>
            <text:p text:style-name="Standard"/>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9:09:00</meta:creation-date>
    <meta:initial-creator>Jesús García</meta:initial-creator>
    <dc:date>2021-03-03T23:56:07.731000000</dc:date>
    <meta:editing-duration>PT3H2M47S</meta:editing-duration>
    <meta:editing-cycles>22</meta:editing-cycles>
    <meta:generator>LibreOffice/7.0.4.2$Windows_X86_64 LibreOffice_project/dcf040e67528d9187c66b2379df5ea4407429775</meta:generator>
    <meta:document-statistic meta:table-count="1" meta:image-count="0" meta:object-count="0" meta:page-count="4" meta:paragraph-count="68" meta:word-count="733" meta:character-count="4684" meta:non-whitespace-character-count="4004"/>
  </office:meta>
</office:document-meta>
</file>